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c10" officeooo:paragraph-rsid="0014bc10"/>
    </style:style>
    <style:style style:name="P2" style:family="paragraph" style:parent-style-name="Standard">
      <style:text-properties officeooo:rsid="0014bc10" officeooo:paragraph-rsid="0015da6e"/>
    </style:style>
    <style:style style:name="P3" style:family="paragraph" style:parent-style-name="Standard">
      <style:text-properties officeooo:rsid="00158bc9" officeooo:paragraph-rsid="00158bc9"/>
    </style:style>
    <style:style style:name="P4" style:family="paragraph" style:parent-style-name="Standard">
      <style:text-properties officeooo:rsid="0015da6e" officeooo:paragraph-rsid="0015da6e"/>
    </style:style>
    <style:style style:name="T1" style:family="text">
      <style:text-properties officeooo:rsid="00158bc9"/>
    </style:style>
    <style:style style:name="T2" style:family="text">
      <style:text-properties officeooo:rsid="0015d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s :</text:p>
      <text:p text:style-name="P1">- id <text:span text:style-name="T1">(INT AUTO-INCREMENT)</text:span></text:p>
      <text:p text:style-name="P2">- libelle_produit <text:span text:style-name="T2">(VARCHAR)</text:span></text:p>
      <text:p text:style-name="P1">- categorie <text:span text:style-name="T1">(INT)</text:span></text:p>
      <text:p text:style-name="P1">- sous_categorie <text:span text:style-name="T2">(INT)</text:span></text:p>
      <text:p text:style-name="P2">- <text:span text:style-name="T1">description </text:span><text:span text:style-name="T2">(VARCHAR)</text:span></text:p>
      <text:p text:style-name="P2">- reference <text:span text:style-name="T2">(VARCHAR)</text:span></text:p>
      <text:p text:style-name="P1">- prix <text:span text:style-name="T2">(FLOAT)</text:span></text:p>
      <text:p text:style-name="P1"/>
      <text:p text:style-name="P3">Catégorie :</text:p>
      <text:p text:style-name="P3">- id_categorie (INT AUTO-INCREMENT)</text:p>
      <text:p text:style-name="P3">- libelle_categorie <text:span text:style-name="T2">(VARCHAR)</text:span></text:p>
      <text:p text:style-name="P3"/>
      <text:p text:style-name="P3">Sous catégorie :</text:p>
      <text:p text:style-name="P3">- id_sous_categorie (INT AUTO-INCREMENT)</text:p>
      <text:p text:style-name="P3">- categorie (INT)</text:p>
      <text:p text:style-name="P3"/>
      <text:p text:style-name="P4">Commande :</text:p>
      <text:p text:style-name="P4">- reference</text:p>
      <text:p text:style-name="P4">- prix_commande</text:p>
      <text:p text:style-name="P4">- date_initiale</text:p>
      <text:p text:style-name="P4">- statut</text:p>
      <text:p text:style-name="P4">- date_livraison</text:p>
      <text:p text:style-name="P4">- detail</text:p>
      <text:p text:style-name="P4">- client</text:p>
      <text:p text:style-name="P4"/>
      <text:p text:style-name="P4">Detail :</text:p>
      <text:p text:style-name="P4">- id</text:p>
      <text:p text:style-name="P4">- quantite</text:p>
      <text:p text:style-name="P4">- commande</text:p>
      <text:p text:style-name="P4">- produit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0:15:02.776965254</meta:creation-date>
    <dc:date>2023-08-23T10:46:48.681633633</dc:date>
    <meta:editing-duration>PT25S</meta:editing-duration>
    <meta:editing-cycles>1</meta:editing-cycles>
    <meta:document-statistic meta:table-count="0" meta:image-count="0" meta:object-count="0" meta:page-count="1" meta:paragraph-count="27" meta:word-count="69" meta:character-count="439" meta:non-whitespace-character-count="397"/>
    <meta:generator>LibreOffice/7.3.7.2$Linux_X86_64 LibreOffice_project/30$Build-2</meta:generator>
  </office:meta>
</office:document-meta>
</file>